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Monospaced" svg:font-family="Arial Monospaced" style:font-family-generic="modern" style:font-pitch="fixed" svg:panose-1="2 11 6 9 2 2 2 3 2 4"/>
    <style:font-face style:name="Calibri Light" svg:font-family="Calibri Light" style:font-family-generic="swiss" style:font-pitch="variable" svg:panose-1="2 15 3 2 2 2 4 3 2 4"/>
  </office:font-face-decls>
  <office:automatic-styles>
    <style:style style:name="P1" style:parent-style-name="Geenafstand" style:master-page-name="MP0" style:family="paragraph">
      <style:paragraph-properties fo:break-before="page"/>
      <style:text-properties style:font-name="Arial Monospaced"/>
    </style:style>
    <style:style style:name="P2" style:parent-style-name="Geenafstand" style:family="paragraph">
      <style:text-properties style:font-name="Arial Monospaced"/>
    </style:style>
    <style:style style:name="P3" style:parent-style-name="Geenafstand" style:family="paragraph">
      <style:text-properties style:font-name="Arial Monospaced"/>
    </style:style>
    <style:style style:name="P4" style:parent-style-name="Geenafstand" style:family="paragraph">
      <style:text-properties style:font-name="Arial Monospaced"/>
    </style:style>
    <style:style style:name="P5" style:parent-style-name="Geenafstand" style:family="paragraph">
      <style:text-properties style:font-name="Arial Monospaced"/>
    </style:style>
    <style:style style:name="P6" style:parent-style-name="Geenafstand" style:family="paragraph">
      <style:text-properties style:font-name="Arial Monospaced"/>
    </style:style>
    <style:style style:name="P7" style:parent-style-name="Geenafstand" style:family="paragraph">
      <style:text-properties style:font-name="Arial Monospaced"/>
    </style:style>
    <style:style style:name="P8" style:parent-style-name="Geenafstand" style:family="paragraph">
      <style:text-properties style:font-name="Arial Monospaced"/>
    </style:style>
    <style:style style:name="P9" style:parent-style-name="Geenafstand" style:family="paragraph">
      <style:text-properties style:font-name="Arial Monospaced"/>
    </style:style>
    <style:style style:name="P10" style:parent-style-name="Geenafstand" style:family="paragraph">
      <style:text-properties style:font-name="Arial Monospaced"/>
    </style:style>
    <style:style style:name="P11" style:parent-style-name="Geenafstand" style:family="paragraph">
      <style:text-properties style:font-name="Arial Monospaced"/>
    </style:style>
    <style:style style:name="P12" style:parent-style-name="Geenafstand" style:family="paragraph">
      <style:text-properties style:font-name="Arial Monospaced"/>
    </style:style>
    <style:style style:name="P13" style:parent-style-name="Geenafstand" style:family="paragraph">
      <style:text-properties style:font-name="Arial Monospaced"/>
    </style:style>
  </office:automatic-styles>
  <office:body>
    <office:text text:use-soft-page-breaks="true">
      <text:p text:style-name="P1">Drogredenen zijn foute argumentatieschema’s die logisch lijken op eerst zicht.</text:p>
      <text:p text:style-name="P2"/>
      <text:p text:style-name="P3">1 Onjuist beroep op oorzaak en gevolg.<text:line-break/><text:tab/>Sinds het is verboden te appen op het fiets, zijn er minder verkeersongevallen,<text:s/></text:p>
      <text:p text:style-name="P4">2 Onjuist beroep op kenmerk of<text:s/>eigenschap<text:line-break/><text:tab/>Dat meisje draagt alleen maar grijze kleren, ze is vast niet creatief.<text:line-break/><text:tab/>Als je alleen maar grijze kleren draagt zegt dat niks over creativiteit.</text:p>
      <text:p text:style-name="P5">3 Onjuist beroep op voor- en nadelen (Vals-Dilemma)<text:line-break/><text:tab/>Het wetenschap kan het ontstaan van graancirkels niet goed verklaren, dus het moest gemaakt worden door aliens<text:line-break/><text:tab/>Als je twee keuzes hebt, en je moet tussen die kiezen, terwijl er meer kunnen zijn is dat een vals-dilemma.</text:p>
      <text:p text:style-name="P6">4 Onjuist beroep op voor- en nadelen (Overdrijving)<text:line-break/><text:tab/>Scholen zouden uur eerder kunnen beginnen zodat leerlingen en docenten eerder uit kunnen zijn, een gezonde ochtendritme hebben, en meer van hun middag kunnen genieten.<text:line-break/><text:tab/>De nadelen worden niet genoemd.</text:p>
      <text:p text:style-name="P7">5 Onjuist beroep op voorbeelden (Overhaaste Generalisatie)<text:line-break/><text:tab/>Mijn oma is 98 jaar geworden, en ze dronk 3 glaasjes cola per dag, dus het drinken van cola is gezond.<text:line-break/><text:tab/>Het is alleen een kenmerk, dus het is foutief.</text:p>
      <text:p text:style-name="P8">6 Onjuist beroep op vergelijking<text:line-break/><text:tab/>Geschiedenislessen zijn helemaal niet belangrijk, oude kleren gooi je ook weg?<text:line-break/><text:tab/>Twee verschillende dingen, en je hoort ze niet te vergelijken in deze situatie.</text:p>
      <text:p text:style-name="P9">7 Onjuist beroep op autoriteit<text:line-break/><text:tab/>Dat gebouw is helemaal verkeerd ontworpen, dat zegt mij oma dat haar hele leven docent is geweest.<text:line-break/><text:tab/>De oma is niet gekwalificeerd xom dat te zeggen.<text:s/></text:p>
      <text:p text:style-name="P10"/>
      <text:p text:style-name="P11"/>
      <text:p text:style-name="P12">Drogreden is geen sterk argument, want bij een drogreden klopt er iets niet in de argumentatie. Op het eerste gezicht lijkt er misschien weinig mis te zijn met deze argumenten, maar als je er wat beter naar kijkt en er over goed nadenkt, zie je dat het niet zo is.</text:p>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Monospaced" svg:font-family="Arial Monospaced" style:font-family-generic="modern" style:font-pitch="fixed" svg:panose-1="2 11 6 9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10-07T08:12:00Z</meta:creation-date>
    <dc:date>2020-10-08T06:25:00Z</dc:date>
    <meta:template xlink:href="Normal" xlink:type="simple"/>
    <meta:editing-cycles>2</meta:editing-cycles>
    <meta:editing-duration>PT17400S</meta:editing-duration>
    <meta:document-statistic meta:page-count="1" meta:paragraph-count="3" meta:word-count="272" meta:character-count="1768" meta:row-count="12" meta:non-whitespace-character-count="1499"/>
  </office:meta>
</office:document-meta>
</file>